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/>
    </style:style>
    <style:style style:name="P34" style:family="paragraph" style:parent-style-name="Heading_20_1" style:list-style-name="WWNum4">
      <style:paragraph-properties fo:break-before="auto" fo:break-after="auto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es de gestió empresarial</text:span><text:span text:style-name="T2"><text:line-break/></text:span><text:span text:style-name="T3">UD 04. 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6">1. Data d’entrega<text:tab/>3</text:span></text:a></text:p>
          <text:p text:style-name="P13"><text:a xlink:type="simple" xlink:href="#_9maybllx2a09" text:style-name="Index_20_Link" text:visited-style-name="Index_20_Link"><text:span text:style-name="T16">2. Observacions prèvies a la realització de la tasca avaluables<text:tab/>3</text:span></text:a></text:p>
          <text:p text:style-name="P13"><text:a xlink:type="simple" xlink:href="#_mddm13ai61n6" text:style-name="Index_20_Link" text:visited-style-name="Index_20_Link"><text:span text:style-name="T16">3. Activitat 01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14">UD04. Activitats avaluables (Semipresencial)</text:span></text:p>
      <text:list xml:id="list2056262397" text:style-name="WWNum4">
        <text:list-item>
          <text:p text:style-name="P34"><text:bookmark text:name="_dbh0n1vac4c8"/>Data d’entrega</text:p>
        </text:list-item>
      </text:list>
      <text:p text:style-name="Standard"><text:span text:style-name="T10">Data límit d'entrega: </text:span><text:span text:style-name="T18">Dilluns 11 de novembre a les 23:55.</text:span></text:p>
      <text:p text:style-name="Standard">L’activitat serà avaluada quan haja passat la data límit d’entrega.</text:p>
      <text:p text:style-name="P23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2653530217393" text:continue-numbering="true" text:style-name="WWNum4">
        <text:list-item>
          <text:p text:style-name="P34"><text:bookmark text:name="_9maybllx2a09"/><text:soft-page-break/>Observacions prèvies a la realització de la tasca avaluables</text:p>
        </text:list-item>
      </text:list>
      <text:list xml:id="list174983673" text:style-name="WWNum3">
        <text:list-item>
          <text:p text:style-name="P24">Per a lliurar les imatges dels contenidors, has d’utilitzar el repositori de “Docker Hub”.</text:p>
          <text:list>
            <text:list-item>
              <text:p text:style-name="P29">Les imatges dels contenidors han de ser privades.</text:p>
            </text:list-item>
          </text:list>
        </text:list-item>
        <text:list-item>
          <text:p text:style-name="P26">Has d’utilitzar el repositori Github creat per lliurar treballs del mòdul. Recordeu que el repositori de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6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6">Quan s’entregue fitxers amb codi han d’estar correctament formatats i abundantment comentats. </text:p>
          <text:list>
            <text:list-item>
              <text:p text:style-name="P29"><text:span text:style-name="T10">Nota</text:span>: podeu fer els comentaris a la llengua que vulgueu.</text:p>
            </text:list-item>
          </text:list>
        </text:list-item>
      </text:list>
      <text:list xml:id="list1790462863" text:style-name="WWNum2">
        <text:list-item>
          <text:p text:style-name="P28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1"><text:s/>❕</text:span><text:span text:style-name="T12"> </text:span><text:span text:style-name="T10">Atenció: </text:span>no complir aquestes consideracions pot reduir la nota fins a 3 punts.</text:p>
      <text:list xml:id="list22652840094602" text:continue-list="list22653530217393" text:style-name="WWNum4">
        <text:list-item>
          <text:p text:style-name="P34"><text:bookmark text:name="_mddm13ai61n6"/>Activitat 01</text:p>
        </text:list-item>
      </text:list>
      <text:p text:style-name="P10">Utilitzant el que hem aprés en aquesta unitat:</text:p>
      <text:list xml:id="list1957325713" text:style-name="WWNum1">
        <text:list-item>
          <text:p text:style-name="P25">Planteja una implantació de’Odoo per a un negoci de venda de material de papereria.</text:p>
        </text:list-item>
        <text:list-item>
          <text:p text:style-name="P27">El sistema ERP ha de contenir els següents mòduls configurats (no cal que tinguen dades):</text:p>
          <text:list>
            <text:list-item>
              <text:p text:style-name="P30">Facturació.</text:p>
            </text:list-item>
            <text:list-item>
              <text:p text:style-name="P30">Empleats.</text:p>
            </text:list-item>
            <text:list-item>
              <text:p text:style-name="P30">Compres i vendes.</text:p>
            </text:list-item>
            <text:list-item>
              <text:p text:style-name="P30">Punt de venda.</text:p>
            </text:list-item>
            <text:list-item>
              <text:p text:style-name="P31">Dos mòduls més a la teua elecció.</text:p>
            </text:list-item>
          </text:list>
        </text:list-item>
      </text:list>
      <text:p text:style-name="Standard"/>
      <text:p text:style-name="Standard"/>
      <text:p text:style-name="Standard">Per entregar aquesta pràctica, hem creat a la Unitat 04 un annex anomenat <text:s/>“<text:span text:style-name="T18">UD04 - Annex 1 - Lliurant pràctiques amb persistència en Odoo</text:span>”</text:p>
      <text:p text:style-name="Standard"><text:soft-page-break/></text:p>
      <text:p text:style-name="Standard">En aquest annex expliquem alguns mètodes de com lliurar la teua pràctica amb els canvis fets localment. Encara que aquesta informació pot ser vàlida per a diversos contextos, hem partit de què l’has desenvolupat utilitzant els fitxers de “Docker Compose” proposats en la unitat 03 del mòdul.</text:p>
      <text:p text:style-name="Standard"/>
      <text:p text:style-name="Standard">Al fer el lliurament, recorda que el repositori està pensat per tal que siga un futur expositor de material que et serveix per a fer currículum.</text:p>
      <text:list xml:id="list22653135634751" text:continue-numbering="true" text:style-name="WWNum1">
        <text:list-item>
          <text:p text:style-name="P25">Al repositori hauràs de lliurar:</text:p>
          <text:list>
            <text:list-item>
              <text:p text:style-name="P30">Un document explicant que has implantat i perquè (no cal explicar com).</text:p>
              <text:list>
                <text:list-item>
                  <text:p text:style-name="P32">Al document hi hauran d’incloure’s </text:p>
                  <text:list>
                    <text:list-item>
                      <text:p text:style-name="P33">Les credencials per accedir al teu sistema Odoo.</text:p>
                    </text:list-item>
                    <text:list-item>
                      <text:p text:style-name="P33">La forma en la qual has lliurat la pràctica per tal que tinga persistència, perquè el professor puga replicar-la.</text:p>
                    </text:list-item>
                  </text:list>
                </text:list-item>
              </text:list>
            </text:list-item>
            <text:list-item>
              <text:p text:style-name="P30">Un Fitxer “<text:span text:style-name="T20">docker-compose.yml</text:span>” per desplegar les imatges necessàries per a replicar el sistema. Aquestes imatges hauran d’estar en Docker Hub i compartides amb l’usuari de Docker Hub “sergarb1”.</text:p>
            </text:list-item>
            <text:list-item>
              <text:p text:style-name="P31">Si cal, per la forma de lliurament, els fitxers necessaris perquè el professor puga posar en marxa la pràctica en la seua màquina, basant-se en els mètodes de l’annex “<text:span text:style-name="T18">UD04 - Annex 1 - Lliurant pràctiques amb persistència en Odoo</text:span>”.</text:p>
            </text:list-item>
          </text:list>
        </text:list-item>
      </text:list>
      <text:p text:style-name="Standard"/>
      <text:p text:style-name="P23"><text:span text:style-name="T9"><text:s/>📖 </text:span><text:span text:style-name="T10">Important: </text:span>una vegada lliurada la pràctica, comproveu vosaltres mateixos que es pot replicar des de zero amb la informació que heu pujat en el lliura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4. Activitats avaluables</text:span></text:p>
      </style:header>
      <style:footer>
        <text:p text:style-name="MP4"><text:span text:style-name="MT1">Sistemes de gestió empresarial<text:tab/><text:tab/>UD04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55" meta:word-count="748" meta:character-count="4454" meta:non-whitespace-character-count="3776"/>
    <meta:generator>LibreOfficeDev/6.0.5.2$Linux_X86_64 LibreOffice_project/</meta:generator>
  </office:meta>
</office:document-meta>
</file>